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8c8" officeooo:paragraph-rsid="001c28c8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c28c8" officeooo:paragraph-rsid="001c28c8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e357f" officeooo:paragraph-rsid="001e357f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35908" officeooo:paragraph-rsid="00235908"/>
    </style:style>
    <style:style style:name="P5" style:family="paragraph" style:parent-style-name="Standard">
      <style:text-properties fo:font-variant="normal" fo:text-transform="none" fo:color="#202124" style:font-name="Roboto" fo:font-size="24pt" fo:letter-spacing="normal" fo:font-style="normal" fo:font-weight="normal" officeooo:rsid="001c28c8" officeooo:paragraph-rsid="001c28c8" style:font-size-asian="24pt" style:font-size-complex="24pt"/>
    </style:style>
    <style:style style:name="P6" style:family="paragraph" style:parent-style-name="Standard">
      <style:text-properties fo:font-variant="normal" fo:text-transform="none" fo:color="#202124" style:font-name="Roboto" fo:font-size="24pt" fo:letter-spacing="normal" fo:font-style="normal" fo:font-weight="normal" officeooo:rsid="001ff111" officeooo:paragraph-rsid="001ff111" style:font-size-asian="24pt" style:font-size-complex="24pt"/>
    </style:style>
    <style:style style:name="P7" style:family="paragraph" style:parent-style-name="Standard">
      <style:text-properties fo:font-variant="normal" fo:text-transform="none" fo:color="#202124" style:font-name="Roboto" fo:font-size="32pt" fo:letter-spacing="normal" fo:font-style="normal" fo:font-weight="normal" officeooo:rsid="001ff111" officeooo:paragraph-rsid="001ff111" style:font-size-asian="28pt" style:font-size-complex="32pt"/>
    </style:style>
    <style:style style:name="P8" style:family="paragraph" style:parent-style-name="Standard">
      <style:text-properties fo:font-size="28pt" officeooo:rsid="001c28c8" officeooo:paragraph-rsid="001c28c8" style:font-size-asian="28pt" style:font-size-complex="28pt"/>
    </style:style>
    <style:style style:name="P9" style:family="paragraph" style:parent-style-name="Standard">
      <style:text-properties fo:font-size="16pt" fo:font-weight="bold" officeooo:rsid="001c28c8" officeooo:paragraph-rsid="001c28c8" style:font-size-asian="16pt" style:font-weight-asian="bold" style:font-size-complex="16pt" style:font-weight-complex="bold"/>
    </style:style>
    <style:style style:name="P10" style:family="paragraph" style:parent-style-name="Standard" style:list-style-name="List_20_1"/>
    <style:style style:name="P11" style:family="paragraph" style:parent-style-name="Standard" style:list-style-name="List_20_1">
      <style:text-properties officeooo:rsid="001c28c8" officeooo:paragraph-rsid="001c28c8"/>
    </style:style>
    <style:style style:name="P12" style:family="paragraph" style:parent-style-name="Standard" style:list-style-name="L2">
      <style:text-properties officeooo:rsid="001c28c8" officeooo:paragraph-rsid="001c28c8"/>
    </style:style>
    <style:style style:name="P13" style:family="paragraph" style:parent-style-name="Standard" style:list-style-name="L1">
      <style:text-properties officeooo:paragraph-rsid="001ff111"/>
    </style:style>
    <style:style style:name="P1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e357f" officeooo:paragraph-rsid="001e357f"/>
    </style:style>
    <style:style style:name="P1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54f77" officeooo:paragraph-rsid="00254f77"/>
    </style:style>
    <style:style style:name="T1" style:family="text">
      <style:text-properties officeooo:rsid="001e263c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iggers</text:p>
      <text:p text:style-name="P1"/>
      <text:p text:style-name="P1"/>
      <text:p text:style-name="P1"/>
      <text:list xml:id="list4220650660" text:style-name="List_20_1">
        <text:list-item>
          <text:p text:style-name="P11">Stored routines</text:p>
        </text:list-item>
        <text:list-item>
          <text:p text:style-name="P10">Attached to some table</text:p>
        </text:list-item>
        <text:list-item>
          <text:p text:style-name="P10">Fires automatically</text:p>
        </text:list-item>
        <text:list-item>
          <text:p text:style-name="P10">Insert, delete, update events</text:p>
        </text:list-item>
        <text:list-item>
          <text:p text:style-name="P10">Before/after events time</text:p>
        </text:list-item>
        <text:list-item>
          <text:p text:style-name="P10">Before: 2 sets values</text:p>
        </text:list-item>
      </text:list>
      <text:list xml:id="list1999103967" text:style-name="L1">
        <text:list-item>
          <text:p text:style-name="P13">New,</text:p>
        </text:list-item>
        <text:list-item>
          <text:p text:style-name="P13"><text:s/>older</text:p>
        </text:list-item>
      </text:list>
      <text:p text:style-name="Standard"/>
      <text:p text:style-name="P1"/>
      <text:p text:style-name="P1"/>
      <text:list xml:id="list1977797230" text:style-name="L2">
        <text:list-item>
          <text:p text:style-name="P12">Events for trigger</text:p>
        </text:list-item>
      </text:list>
      <text:p text:style-name="P1">insert,delete update</text:p>
      <text:p text:style-name="P1"/>
      <text:p text:style-name="P9">Syntax</text:p>
      <text:p text:style-name="P1"/>
      <text:p text:style-name="P2">Create trigger tnm ttime(before/after) tevent on tblname for each row trgcode</text:p>
      <text:p text:style-name="P2"/>
      <text:p text:style-name="P2"/>
      <text:p text:style-name="P5">Example</text:p>
      <text:p text:style-name="P6">1.</text:p>
      <text:p text:style-name="P2"/>
      <text:p text:style-name="P2">mysql&gt; create table employee(empid int,empname varchar(20),deptid int,deptname varchar(20),salary float);</text:p>
      <text:p text:style-name="P2">Query OK, 0 rows affected (0.61 sec)</text:p>
      <text:p text:style-name="P2"/>
      <text:p text:style-name="P2">mysql&gt; create table dept(deptid int, deptdesc varchar(20));</text:p>
      <text:p text:style-name="P2">Query OK, 0 rows affected (0.46 sec)</text:p>
      <text:p text:style-name="P2"/>
      <text:p text:style-name="P2">mysql&gt; select * from employee;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20000 |</text:p>
      <text:p text:style-name="P2">| <text:s text:c="4"/>2 | bbb <text:s text:c="4"/>| <text:s text:c="3"/>102 | maths <text:s text:c="3"/>| <text:s/>25000 |</text:p>
      <text:p text:style-name="P2">| <text:s text:c="4"/>3 | ccc <text:s text:c="4"/>| <text:s text:c="3"/>103 | ele <text:s text:c="5"/>| <text:s/>25000 |</text:p>
      <text:p text:style-name="P2"/>
      <text:p text:style-name="P2"/>
      <text:p text:style-name="P2">mysql&gt; select * from dept;</text:p>
      <text:p text:style-name="P2">+--------+-----------+</text:p>
      <text:p text:style-name="P2">| deptid | deptdesc <text:s/>|</text:p>
      <text:p text:style-name="P2">+--------+-----------+</text:p>
      <text:p text:style-name="P2">| <text:s text:c="3"/>101 | assistant |</text:p>
      <text:p text:style-name="P2">| <text:s text:c="3"/>102 | assistant |</text:p>
      <text:p text:style-name="P2">| <text:s text:c="3"/>103 | professor |</text:p>
      <text:p text:style-name="P2">+--------+-----------+</text:p>
      <text:p text:style-name="P2">3 rows in set (0.00 sec)</text:p>
      <text:p text:style-name="P2"/>
      <text:p text:style-name="P2"/>
      <text:p text:style-name="P2"/>
      <text:p text:style-name="P2"><text:soft-page-break/><text:tab/><text:span text:style-name="T1">Trigger code</text:span></text:p>
      <text:p text:style-name="P2"/>
      <text:p text:style-name="P2">mysql&gt; create trigger emp1 before insert on employee for each row <text:s/>set new.empname=reverse(new.empname);</text:p>
      <text:p text:style-name="P2">Query OK, 0 rows affected (0.14 sec)</text:p>
      <text:p text:style-name="P2"/>
      <text:p text:style-name="P2">mysql&gt; insert into employee values(4,'d e f',103,'ele',10000);</text:p>
      <text:p text:style-name="P2">Query OK, 1 row affected (0.32 sec)</text:p>
      <text:p text:style-name="P2"/>
      <text:p text:style-name="P2">mysql&gt; select * from employee;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20000 |</text:p>
      <text:p text:style-name="P2">| <text:s text:c="4"/>2 | bbb <text:s text:c="4"/>| <text:s text:c="3"/>102 | maths <text:s text:c="3"/>| <text:s/>25000 |</text:p>
      <text:p text:style-name="P2">| <text:s text:c="4"/>3 | ccc <text:s text:c="4"/>| <text:s text:c="3"/>103 | ele <text:s text:c="5"/>| <text:s/>25000 |</text:p>
      <text:p text:style-name="P2">| <text:s text:c="4"/>4 | f e d <text:s text:c="2"/>| <text:s text:c="3"/>103 | ele <text:s text:c="5"/>| <text:s/>10000 |</text:p>
      <text:p text:style-name="P2">+-------+---------+--------+----------+--------+</text:p>
      <text:p text:style-name="P2">4 rows in set (0.00 sec)</text:p>
      <text:p text:style-name="P2"/>
      <text:p text:style-name="P2"/>
      <text:p text:style-name="P2"/>
      <text:p text:style-name="P3">2<text:span text:style-name="T2">nd</text:span> trigger</text:p>
      <text:p text:style-name="P3"/>
      <text:p text:style-name="P3"/>
      <text:p text:style-name="P3">Delimiter //</text:p>
      <text:p text:style-name="P3">Create trigger t2 before update on employee for each row</text:p>
      <text:p text:style-name="P3">Begin</text:p>
      <text:p text:style-name="P3">If new.salary &lt;=500 then</text:p>
      <text:p text:style-name="P3">Set new.salary=10000;</text:p>
      <text:p text:style-name="P3">Elseif new.salary &gt;500 then</text:p>
      <text:p text:style-name="P3">Set new.salary=15000;</text:p>
      <text:p text:style-name="P3">End if;</text:p>
      <text:p text:style-name="P3">End</text:p>
      <text:p text:style-name="P3">//</text:p>
      <text:p text:style-name="P2"/>
      <text:p text:style-name="P2">ysql&gt; \. t1</text:p>
      <text:p text:style-name="P2">Query OK, 0 rows affected (1.11 sec)</text:p>
      <text:p text:style-name="P2"/>
      <text:p text:style-name="P2">mysql&gt; select * from employee</text:p>
      <text:p text:style-name="P2"><text:s text:c="4"/>-&gt; //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20000 |</text:p>
      <text:p text:style-name="P2">| <text:s text:c="4"/>2 | bbb <text:s text:c="4"/>| <text:s text:c="3"/>102 | maths <text:s text:c="3"/>| <text:s/>25000 |</text:p>
      <text:p text:style-name="P2">| <text:s text:c="4"/>3 | ccc <text:s text:c="4"/>| <text:s text:c="3"/>103 | ele <text:s text:c="5"/>| <text:s/>25000 |</text:p>
      <text:p text:style-name="P2">| <text:s text:c="4"/>4 | f e d <text:s text:c="2"/>| <text:s text:c="3"/>103 | ele <text:s text:c="5"/>| <text:s/>10000 |</text:p>
      <text:p text:style-name="P2">+-------+---------+--------+----------+--------+</text:p>
      <text:p text:style-name="P2">4 rows in set (0.00 sec)</text:p>
      <text:p text:style-name="P2"/>
      <text:p text:style-name="P2">mysql&gt; update employee set salary=400 where empid=1;</text:p>
      <text:p text:style-name="P2"><text:s text:c="4"/>-&gt; //</text:p>
      <text:p text:style-name="P2">Query OK, 1 row affected (0.37 sec)</text:p>
      <text:p text:style-name="P2">Rows matched: 1 <text:s/>Changed: 1 <text:s/>Warnings: 0</text:p>
      <text:p text:style-name="P2"/>
      <text:p text:style-name="P2">mysql&gt; select * from employee//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10000 |</text:p>
      <text:p text:style-name="P2">| <text:s text:c="4"/>2 | bbb <text:s text:c="4"/>| <text:s text:c="3"/>102 | maths <text:s text:c="3"/>| <text:s/>25000 |</text:p>
      <text:p text:style-name="P2">| <text:s text:c="4"/>3 | ccc <text:s text:c="4"/>| <text:s text:c="3"/>103 | ele <text:s text:c="5"/>| <text:s/>25000 |</text:p>
      <text:p text:style-name="P2">| <text:s text:c="4"/>4 | f e d <text:s text:c="2"/>| <text:s text:c="3"/>103 | ele <text:s text:c="5"/>| <text:s/>10000 |</text:p>
      <text:p text:style-name="P2"><text:soft-page-break/>+-------+---------+--------+----------+--------+</text:p>
      <text:p text:style-name="P2">4 rows in set (0.00 sec)</text:p>
      <text:p text:style-name="P2"/>
      <text:p text:style-name="P2">mysql&gt; update employee set salary=400 ;</text:p>
      <text:p text:style-name="P2"><text:s text:c="4"/>-&gt; //</text:p>
      <text:p text:style-name="P2">Query OK, 2 rows affected (0.07 sec)</text:p>
      <text:p text:style-name="P2">Rows matched: 4 <text:s/>Changed: 2 <text:s/>Warnings: 0</text:p>
      <text:p text:style-name="P2"/>
      <text:p text:style-name="P2">mysql&gt; select * from employee//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10000 |</text:p>
      <text:p text:style-name="P2">| <text:s text:c="4"/>2 | bbb <text:s text:c="4"/>| <text:s text:c="3"/>102 | maths <text:s text:c="3"/>| <text:s/>10000 |</text:p>
      <text:p text:style-name="P2">| <text:s text:c="4"/>3 | ccc <text:s text:c="4"/>| <text:s text:c="3"/>103 | ele <text:s text:c="5"/>| <text:s/>10000 |</text:p>
      <text:p text:style-name="P2">| <text:s text:c="4"/>4 | f e d <text:s text:c="2"/>| <text:s text:c="3"/>103 | ele <text:s text:c="5"/>| <text:s/>10000 |</text:p>
      <text:p text:style-name="P2">+-------+---------+--------+----------+--------+</text:p>
      <text:p text:style-name="P2">4 rows in set (0.00 sec)</text:p>
      <text:p text:style-name="P2"/>
      <text:p text:style-name="P2">mysql&gt; update employee set salary=10000 ;//</text:p>
      <text:p text:style-name="P2">Query OK, 4 rows affected (0.07 sec)</text:p>
      <text:p text:style-name="P2">Rows matched: 4 <text:s/>Changed: 4 <text:s/>Warnings: 0</text:p>
      <text:p text:style-name="P2"/>
      <text:p text:style-name="P2">mysql&gt; select * from employee//</text:p>
      <text:p text:style-name="P2">+-------+---------+--------+----------+--------+</text:p>
      <text:p text:style-name="P2">| empid | empname | deptid | deptname | salary |</text:p>
      <text:p text:style-name="P2">+-------+---------+--------+----------+--------+</text:p>
      <text:p text:style-name="P2">| <text:s text:c="4"/>1 | aaa <text:s text:c="4"/>| <text:s text:c="3"/>101 | cs <text:s text:c="6"/>| <text:s/>15000 |</text:p>
      <text:p text:style-name="P2">| <text:s text:c="4"/>2 | bbb <text:s text:c="4"/>| <text:s text:c="3"/>102 | maths <text:s text:c="3"/>| <text:s/>15000 |</text:p>
      <text:p text:style-name="P2">| <text:s text:c="4"/>3 | ccc <text:s text:c="4"/>| <text:s text:c="3"/>103 | ele <text:s text:c="5"/>| <text:s/>15000 |</text:p>
      <text:p text:style-name="P2">| <text:s text:c="4"/>4 | f e d <text:s text:c="2"/>| <text:s text:c="3"/>103 | ele <text:s text:c="5"/>| <text:s/>15000 |</text:p>
      <text:p text:style-name="P2">+-------+---------+--------+----------+--------+</text:p>
      <text:p text:style-name="P2">4 rows in set (0.00 sec)</text:p>
      <text:p text:style-name="P2"/>
      <text:p text:style-name="P2"/>
      <text:p text:style-name="P2"/>
      <text:p text:style-name="P2"/>
      <text:p text:style-name="P2"/>
      <text:p text:style-name="P7">2.</text:p>
      <text:p text:style-name="P2"/>
      <text:p text:style-name="P2"/>
      <text:p text:style-name="P3">3<text:span text:style-name="T2">rd</text:span> trigger</text:p>
      <text:p text:style-name="P3"/>
      <text:p text:style-name="P3">mysql&gt; create table account(aid int primary key, bal float);</text:p>
      <text:p text:style-name="P3">Query OK, 0 rows affected (1.25 sec)</text:p>
      <text:p text:style-name="P3"/>
      <text:p text:style-name="P3">mysql&gt; select * from account;</text:p>
      <text:p text:style-name="P3">+-----+------+</text:p>
      <text:p text:style-name="P3">| aid | bal <text:s/>|</text:p>
      <text:p text:style-name="P3">+-----+------+</text:p>
      <text:p text:style-name="P3">| <text:s text:c="2"/>1 | <text:s/>800 |</text:p>
      <text:p text:style-name="P3">| <text:s text:c="2"/>2 | 1800 |</text:p>
      <text:p text:style-name="P3">+-----+------+</text:p>
      <text:p text:style-name="P3">2 rows in set (0.01 sec)</text:p>
      <text:p text:style-name="P3"/>
      <text:p text:style-name="P3"/>
      <text:p text:style-name="P4">trigger code-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reate trigger acc before update on account for each row</text:p>
      <text:p text:style-name="P3">begin</text:p>
      <text:p text:style-name="P3">declare dummy int;</text:p>
      <text:p text:style-name="P3">If new.bal&lt;0 then</text:p>
      <text:p text:style-name="P3"><text:s text:c="8"/>Select "balance can not be negative" into dummy From account Where aid=new.aid;</text:p>
      <text:p text:style-name="P3">End if;</text:p>
      <text:p text:style-name="P3">End</text:p>
      <text:p text:style-name="P3"/>
      <text:p text:style-name="P3"/>
      <text:p text:style-name="P3"/>
      <text:p text:style-name="P3"/>
      <text:p text:style-name="P3">mysql&gt; \. acc</text:p>
      <text:p text:style-name="P3">Query OK, 0 rows affected (0.11 sec)</text:p>
      <text:p text:style-name="P3"/>
      <text:p text:style-name="P3">mysql&gt; <text:s/>Update account set bal=bal-1000 where aid=1;</text:p>
      <text:p text:style-name="P3"><text:s text:c="4"/>-&gt; //</text:p>
      <text:p text:style-name="P3">ERROR 1366 (HY000): Incorrect integer value: 'balance can not be negative' for column 'dummy' at row 1</text:p>
      <text:p text:style-name="P3"/>
      <text:p text:style-name="P3"/>
      <text:p text:style-name="P3"/>
      <text:p text:style-name="P15">next example</text:p>
      <text:p text:style-name="P15"/>
      <text:p text:style-name="P15">mysql&gt; CREATE TABLE `Error` ( <text:s text:c="99"/>`ErrorGID` int(10) unsigned NOT NULL auto_increment, <text:s text:c="67"/>`Message` varchar(128) default NULL, <text:s text:c="83"/>`Created` timestamp NOT NULL default CURRENT_TIMESTAMP </text:p>
      <text:p text:style-name="P15"><text:s text:c="4"/>-&gt; <text:s text:c="10"/>on update CURRENT_TIMESTAMP, </text:p>
      <text:p text:style-name="P15"><text:s text:c="4"/>-&gt; PRIMARY KEY (`ErrorGID`), <text:s text:c="16"/></text:p>
      <text:p text:style-name="P15"><text:s text:c="4"/>-&gt; UNIQUE KEY `MessageIndex` (`Message`))</text:p>
      <text:p text:style-name="P15"><text:s text:c="4"/>-&gt; ENGINE=MEMORY </text:p>
      <text:p text:style-name="P15"><text:s text:c="4"/>-&gt; DEFAULT CHARSET=latin1 </text:p>
      <text:p text:style-name="P15"><text:s text:c="4"/>-&gt; ROW_FORMAT=FIXED </text:p>
      <text:p text:style-name="P15"><text:s text:c="4"/>-&gt; COMMENT='The Fail() procedure writes to this table twice to force a constraint failure.';</text:p>
      <text:p text:style-name="P15">Query OK, 0 rows affected, 1 warning (0.29 sec)</text:p>
      <text:p text:style-name="P15"/>
      <text:p text:style-name="P15"/>
      <text:p text:style-name="P15">mysql&gt; DROP PROCEDURE IF EXISTS `Fail`$$</text:p>
      <text:p text:style-name="P15">Query OK, 0 rows affected, 1 warning (0.13 sec)</text:p>
      <text:p text:style-name="P15"/>
      <text:p text:style-name="P15">mysql&gt; CREATE PROCEDURE `Fail`(_Message VARCHAR(128))</text:p>
      <text:p text:style-name="P15"><text:s text:c="4"/>-&gt; BEGIN</text:p>
      <text:p text:style-name="P15"><text:s text:c="4"/>-&gt; INSERT INTO Error (Message) VALUES (_Message);</text:p>
      <text:p text:style-name="P15"><text:s text:c="4"/>-&gt; INSERT INTO Error (Message) VALUES (_Message);</text:p>
      <text:p text:style-name="P15"><text:s text:c="4"/>-&gt; END$$</text:p>
      <text:p text:style-name="P15">Query OK, 0 rows affected (0.10 sec)</text:p>
      <text:p text:style-name="P15"/>
      <text:p text:style-name="P15">mysql&gt; DELIMITER;</text:p>
      <text:p text:style-name="P15"/>
      <text:p text:style-name="P15"/>
      <text:p text:style-name="P15"/>
      <text:p text:style-name="P15">trigger code</text:p>
      <text:p text:style-name="P15"/>
      <text:p text:style-name="P15">delimiter $$</text:p>
      <text:p text:style-name="P15">create trigger salary_check before insert on employee for each row</text:p>
      <text:p text:style-name="P15">begin</text:p>
      <text:p text:style-name="P15">if new.salary&lt;10 or new.salary &gt;100 then</text:p>
      <text:p text:style-name="P15">call fail('salary not in allowed range');</text:p>
      <text:p text:style-name="P15">end if;</text:p>
      <text:p text:style-name="P15">end $$</text:p>
      <text:p text:style-name="P15"/>
      <text:p text:style-name="P15"><text:soft-page-break/></text:p>
      <text:p text:style-name="P15">mysql&gt; insert into employee values(5,'aaa',102,'cs',2);</text:p>
      <text:p text:style-name="P15">ERROR 1062 (23000): Duplicate entry 'salary not in allowed range' for key 'Error.MessageIndex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2:14:09.639001172</meta:creation-date>
    <dc:date>2020-10-03T13:01:04.188750120</dc:date>
    <meta:editing-duration>PT2H7M1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5" meta:paragraph-count="169" meta:word-count="1041" meta:character-count="6232" meta:non-whitespace-character-count="4716"/>
  </office:meta>
</office:document-meta>
</file>